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792cm" fo:margin-left="-0.24cm" fo:margin-top="0cm" fo:margin-bottom="0cm" table:align="left" style:writing-mode="lr-tb"/>
    </style:style>
    <style:style style:name="Tabela1.A" style:family="table-column">
      <style:table-column-properties style:column-width="7.576cm"/>
    </style:style>
    <style:style style:name="Tabela1.B" style:family="table-column">
      <style:table-column-properties style:column-width="3.369cm"/>
    </style:style>
    <style:style style:name="Tabela1.C" style:family="table-column">
      <style:table-column-properties style:column-width="3.147cm"/>
    </style:style>
    <style:style style:name="Tabela1.D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D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ea46b" officeooo:paragraph-rsid="001ea46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break-before="page"/>
      <style:text-properties style:font-name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1ea46b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0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1" style:family="paragraph" style:parent-style-name="Heading_20_1">
      <style:paragraph-properties fo:margin-top="0cm" fo:margin-bottom="0cm" style:contextual-spacing="true" fo:text-align="start" style:justify-single-word="false" fo:break-before="page"/>
      <style:text-properties style:font-name="Times New Roman"/>
    </style:style>
    <style:style style:name="P12" style:family="paragraph" style:parent-style-name="Heading_20_1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6pt" fo:font-weight="bold" officeooo:rsid="00219d2d" officeooo:paragraph-rsid="00219d2d" style:font-size-asian="16pt" style:font-weight-asian="bold" style:font-size-complex="16pt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13.88cm"/>
        </style:tab-stops>
      </style:paragraph-properties>
      <style:text-properties style:font-name="Times New Roman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 officeooo:rsid="002d9af6" officeooo:paragraph-rsid="002d9af6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" officeooo:paragraph-rsid="002d9af6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a46b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22" style:family="paragraph" style:parent-style-name="Standard" style:master-page-name="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style:page-number="auto" fo:background-color="transparent" fo:keep-with-next="always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able_20_Contents">
      <style:text-properties officeooo:rsid="0024807f" officeooo:paragraph-rsid="0024807f"/>
    </style:style>
    <style:style style:name="P25" style:family="paragraph" style:parent-style-name="Table_20_Contents">
      <style:paragraph-properties fo:text-align="center" style:justify-single-word="false"/>
      <style:text-properties officeooo:rsid="0024807f" officeooo:paragraph-rsid="0024807f"/>
    </style:style>
    <style:style style:name="P26" style:family="paragraph" style:parent-style-name="Heading_20_1" style:master-page-name="Converted3">
      <style:paragraph-properties fo:margin-top="0cm" fo:margin-bottom="0cm" style:contextual-spacing="true" fo:text-align="start" style:justify-single-word="false" style:page-number="1"/>
      <style:text-properties style:font-name="Times New Roman"/>
    </style:style>
    <style:style style:name="P27" style:family="paragraph" style:parent-style-name="Standard" style:master-page-name="Converted1">
      <style:paragraph-properties fo:margin-top="0cm" fo:margin-bottom="0cm" style:contextual-spacing="false" fo:text-align="center" style:justify-single-word="false" style:page-number="1"/>
      <style:text-properties style:font-name="Times New Roman" fo:font-size="14pt" fo:font-weight="bold" style:font-size-asian="14pt" style:font-weight-asian="bold" style:font-size-complex="14pt"/>
    </style:style>
    <style:style style:name="P28" style:family="paragraph" style:parent-style-name="Standard" style:master-page-name="Converted2">
      <style:paragraph-properties style:page-number="1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 officeooo:paragraph-rsid="003101a4"/>
    </style:style>
    <style:style style:name="P31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32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1fbf2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342b9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top="0cm" fo:margin-bottom="0cm" style:contextual-spacing="true" fo:text-align="start" style:justify-single-word="false"/>
    </style:style>
    <style:style style:name="P37" style:family="paragraph" style:parent-style-name="Text_20_body">
      <style:paragraph-properties fo:margin-top="0cm" fo:margin-bottom="0cm" style:contextual-spacing="false"/>
    </style:style>
    <style:style style:name="P38" style:family="paragraph" style:parent-style-name="Text_20_body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T1" style:family="text">
      <style:text-properties officeooo:rsid="0024807f"/>
    </style:style>
    <style:style style:name="T2" style:family="text">
      <style:text-properties officeooo:rsid="0024cc3f"/>
    </style:style>
    <style:style style:name="T3" style:family="text">
      <style:text-properties officeooo:rsid="00257983"/>
    </style:style>
    <style:style style:name="T4" style:family="text">
      <style:text-properties officeooo:rsid="002adc31"/>
    </style:style>
    <style:style style:name="T5" style:family="text">
      <style:text-properties officeooo:rsid="002d9af6"/>
    </style:style>
    <style:style style:name="T6" style:family="text">
      <style:text-properties officeooo:rsid="002e7077"/>
    </style:style>
    <style:style style:name="T7" style:family="text">
      <style:text-properties officeooo:rsid="002fd053"/>
    </style:style>
    <style:style style:name="T8" style:family="text">
      <style:text-properties fo:font-weight="bold"/>
    </style:style>
    <style:style style:name="T9" style:family="text">
      <style:text-properties officeooo:rsid="003101a4"/>
    </style:style>
    <style:style style:name="T10" style:family="text">
      <style:text-properties officeooo:rsid="0031bf71"/>
    </style:style>
    <style:style style:name="T11" style:family="text">
      <style:text-properties officeooo:rsid="003238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NSTITUTO FEDERAL DE EDUCAÇÃO, CIÊNCIA E TECNOLOGIA DE MATO GROSSO - CAMPUS OCTAYDE JORGE DA SILVA</text:p>
      <text:p text:style-name="P3">DIRETORIA DE ENSINO</text:p>
      <text:p text:style-name="P3">DEPARTAMENTO DE ÁREA DE INFORMÁTICA</text:p>
      <text:p text:style-name="P5"/>
      <text:p text:style-name="P5"/>
      <text:p text:style-name="P4">ELIZEU CORDEIRO DO AMARAL VAILANT</text:p>
      <text:p text:style-name="P5"/>
      <text:p text:style-name="P5"/>
      <text:p text:style-name="P5"/>
      <text:p text:style-name="P5"/>
      <text:p text:style-name="P5"/>
      <text:p text:style-name="P5"/>
      <text:p text:style-name="P14">USO DA TECNOLOGIA NA PARTICIPAÇÃO POLÍTICA DO CIDADÃO</text:p>
      <text:p text:style-name="P8"><text:s/></text:p>
      <text:p text:style-name="P8"/>
      <text:p text:style-name="P19"/>
      <text:p text:style-name="P22"/>
      <text:p text:style-name="P23"/>
      <text:p text:style-name="P35">Projeto de Pesquisa apresentado ao Instituto Federal de Educação, Ciência e Tecnologia de Mato Grosso, como exigência parcial da disciplina de Metodologia Científica do curso Tecnólogo em Sistemas para internet, sob a supervisão da Prof.ª Drª Inara Ferrer.</text:p>
      <text:p text:style-name="P33"/>
      <text:p text:style-name="P33"/>
      <text:p text:style-name="P33"/>
      <text:p text:style-name="P33"/>
      <text:p text:style-name="P33"/>
      <text:p text:style-name="P33"/>
      <text:p text:style-name="P34">Cuiabá</text:p>
      <text:p text:style-name="P34">2022</text:p>
      <text:p text:style-name="P3"><text:soft-page-break/>SUMÁRIO</text:p>
      <text:p text:style-name="P7"/>
      <text:p text:style-name="P5"/>
      <text:p text:style-name="P5"/>
      <text:p text:style-name="P5"/>
      <text:p text:style-name="P15">1 Introdução<text:tab/>1</text:p>
      <text:p text:style-name="P15">2 Referencial Teórico<text:tab/>2</text:p>
      <text:p text:style-name="P15">3 Material e Método<text:tab/>3</text:p>
      <text:p text:style-name="P15">4 Orçamento<text:tab/>4<text:tab/></text:p>
      <text:p text:style-name="P15">5 Cronograma<text:tab/>5</text:p>
      <text:p text:style-name="P15">6 Referencias<text:tab/>6</text:p>
      <text:p text:style-name="P5"/>
      <text:p text:style-name="P5"/>
      <text:p text:style-name="P5"/>
      <text:p text:style-name="P5"/>
      <text:p text:style-name="P5"/>
      <text:p text:style-name="P21"/>
      <text:p text:style-name="P7"/>
      <text:p text:style-name="P1"/>
      <text:p text:style-name="P11">1 INTRODUÇÃO </text:p>
      <text:p text:style-name="P10"/>
      <text:p text:style-name="P10"><text:tab/><text:span text:style-name="T4">Acompanhar as ações dos deputados e vereadores eleitos após o período da eleição é uma ação que pode ser difícil e demorada, conseguir navegar os sites oferecidos pelas instituições públicas e encontrar as informações desejadas não é algo que todos conseguem fazer, </text:span><text:span text:style-name="T7">por isso existir um site online que ofereça essas informações é importante</text:span><text:span text:style-name="T4">. </text:span><text:span text:style-name="T6">O objetivo dessa pesquisa é de entender e agrupar </text:span><text:span text:style-name="T7">aqui </text:span><text:span text:style-name="T6">o</text:span><text:span text:style-name="T7">s</text:span><text:span text:style-name="T6"> </text:span><text:span text:style-name="T7">meios eletrônicos disponíveis que atendam essa necessidade e após isso tentar montar algum produto que alcance essa função.</text:span></text:p>
      <text:p text:style-name="P13"/>
      <text:p text:style-name="P13"/>
      <text:p text:style-name="P13"/>
      <text:p text:style-name="P9"/>
      <text:p text:style-name="P13"/>
      <text:p text:style-name="P1"/>
      <text:p text:style-name="P6"/>
      <text:p text:style-name="P12"><text:bookmark text:name="_ugapazmytgzg"/>2 <text:s/>REFERENCIAL TEÓRICO</text:p>
      <text:p text:style-name="P5"/>
      <text:p text:style-name="P30"><text:span text:style-name="T9">É de conhecimento popular que os representantes escolhidos pela população frequentemente não </text:span><text:span text:style-name="T10">votam de acordo com o desejo dos seus eleitores e como existem varias esferas </text:span><text:span text:style-name="T11">do legislativo (municipal, estadual e federal) com 513 deputados só na esfera federal fica difícil para um cidadão comum conseguir acompanhar as decisões do seu candidato. Para atender essa necessidade entra em foco o uso da tecnologia. Sites e aplicativos podem atuar como facilitadores ao acesso as informações envolvendo os políticos assim permitindo a participação politica até dos cidadãos que tenham pouco conhecimento de tecnologi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3 MATERIAL E MÉTODO</text:p>
      <text:p text:style-name="P5"/>
      <text:p text:style-name="P18"><text:span text:style-name="T5">O método de desenvolvimento dessa pesquisa será o de leitura de artigos </text:span><text:span text:style-name="T6">ou procura de sites</text:span><text:span text:style-name="T5"> que tratem sobre as tecnologias disponíveis para um cidadão comum se manter a par das votações dos políticos que elegeu. </text:span><text:span text:style-name="T6">Após a pesquisa farei um desenvolvimento de como poderia ser um site que atendesse a essa necessidad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4 ORÇAMENTO</text:p>
      <text:p text:style-name="P16"/>
      <text:p text:style-name="P17">Não precisarei de alguma verba.</text:p>
      <text:p text:style-name="P28">5 CRONOGRAM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Table_20_Contents">FASES</text:p>
          </table:table-cell>
          <table:table-cell table:style-name="Tabela1.A1" office:value-type="string">
            <text:p text:style-name="P24">SETEMBRO</text:p>
          </table:table-cell>
          <table:table-cell table:style-name="Tabela1.A1" office:value-type="string">
            <text:p text:style-name="Table_20_Contents"><text:span text:style-name="T1">OUTUBRO</text:span> </text:p>
          </table:table-cell>
          <table:table-cell table:style-name="Tabela1.D1" office:value-type="string">
            <text:p text:style-name="P24">NOVEMBRO</text:p>
          </table:table-cell>
        </table:table-row>
        <table:table-row table:style-name="Tabela1.1">
          <table:table-cell table:style-name="Tabela1.A2" office:value-type="string">
            <text:p text:style-name="Table_20_Contents">LEITURA</text:p>
          </table:table-cell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20"/>
          </table:table-cell>
          <table:table-cell table:style-name="Tabela1.D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Table_20_Contents">DEFINIÇÃO DO TEMA</text:p>
          </table:table-cell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20"/>
          </table:table-cell>
          <table:table-cell table:style-name="Tabela1.D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Table_20_Contents">ESCREVENDO INTRODUÇÃO</text:p>
          </table:table-cell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20"/>
          </table:table-cell>
          <table:table-cell table:style-name="Tabela1.D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Table_20_Contents">ESCREVENDO REFERENCIAL <text:span text:style-name="T2">TEÓRICO</text:span>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5">X</text:p>
          </table:table-cell>
          <table:table-cell table:style-name="Tabela1.D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Table_20_Contents">ESCREVENDO METODO<text:span text:style-name="T1">LOGIA</text:span>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5">X</text:p>
          </table:table-cell>
          <table:table-cell table:style-name="Tabela1.D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24">ESCREVENDO <text:span text:style-name="T3">RESULTADOS E DISCUSSÕES/CONSIDERAÇÕES </text:span>FINAIS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D2" office:value-type="string">
            <text:p text:style-name="P25">X</text:p>
          </table:table-cell>
        </table:table-row>
        <table:table-row table:style-name="Tabela1.1">
          <table:table-cell table:style-name="Tabela1.A2" office:value-type="string">
            <text:p text:style-name="Table_20_Contents">ELABORANDO AS REFERENCIAS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D2" office:value-type="string">
            <text:p text:style-name="P25">X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56 REFERENCIAS </text:p>
      <text:p text:style-name="P10"/>
      <text:p text:style-name="P38">SILVA, A. L. L. <text:span text:style-name="T8">Poder Legislativo: o que é e como funciona?</text:span> Disponível em: &lt;https://www.politize.com.br/poder-legislativo/&gt;. Acess<text:span text:style-name="T9">ad</text:span>o em: 2<text:span text:style-name="T9">0</text:span> set<text:span text:style-name="T9">embro de</text:span> 2022.</text:p>
      <text:p text:style-name="P37"/>
      <text:p text:style-name="P10"/>
      <text:p text:style-name="P10"/>
      <text:p text:style-name="P10"/>
      <text:p text:style-name="P10"/>
      <text:p text:style-name="P10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center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4pt" fo:language="pt" fo:country="BR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2pt" fo:language="pt" fo:country="BR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2pt" fo:language="pt" fo:country="BR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3cm" fo:margin-bottom="2cm" fo:margin-left="3cm" fo:margin-right="2cm" fo:border="none" fo:padding="0cm" style:shadow="none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4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28cm" fo:margin-left="0cm" fo:margin-right="0cm" fo:margin-top="2.127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fill="solid" draw:background-size="border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Converted1" style:page-layout-name="Mpm2" draw:style-name="Mdp2" style:next-style-name="Standard"/>
    <style:master-page style:name="Converted2" style:page-layout-name="Mpm3" draw:style-name="Mdp1">
      <style:footer>
        <text:p text:style-name="Footer"/>
      </style:footer>
    </style:master-page>
    <style:master-page style:name="Converted3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2-09-21T21:41:47.259000000</dc:date>
    <meta:editing-cycles>52</meta:editing-cycles>
    <meta:editing-duration>P1DT12H54M33S</meta:editing-duration>
    <meta:generator>LibreOffice/7.4.1.2$Windows_X86_64 LibreOffice_project/3c58a8f3a960df8bc8fd77b461821e42c061c5f0</meta:generator>
    <meta:document-statistic meta:table-count="1" meta:image-count="0" meta:object-count="0" meta:page-count="9" meta:paragraph-count="45" meta:word-count="397" meta:character-count="2556" meta:non-whitespace-character-count="2196"/>
    <meta:user-defined meta:name="AppVersion">15.0000</meta:user-defined>
  </office:meta>
</office:document-meta>
</file>